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11-1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6408" calcext:value-type="float">
            <text:p>-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11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10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09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08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9624" calcext:value-type="float">
            <text:p>-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04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03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6256" calcext:value-type="float">
            <text:p>-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5-02-1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10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9-1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2768" calcext:value-type="float">
            <text:p>-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9-1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448" calcext:value-type="float">
            <text:p>-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9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2936" calcext:value-type="float">
            <text:p>-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9-1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2456" calcext:value-type="float">
            <text:p>-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5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4-02-0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40368" calcext:value-type="float">
            <text:p>-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11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256" calcext:value-type="float">
            <text:p>-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10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4376" calcext:value-type="float">
            <text:p>-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07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06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448" calcext:value-type="float">
            <text:p>-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06-1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04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2-11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7256" calcext:value-type="float">
            <text:p>-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2-08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2-05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7048" calcext:value-type="float">
            <text:p>-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2-01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52432" calcext:value-type="float">
            <text:p>-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1-11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0032" calcext:value-type="float">
            <text:p>-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1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3352" calcext:value-type="float">
            <text:p>-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1-05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4376" calcext:value-type="float">
            <text:p>-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1-02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2496" calcext:value-type="float">
            <text:p>-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12-1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8488" calcext:value-type="float">
            <text:p>-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11-0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0136" calcext:value-type="float">
            <text:p>-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10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98152" calcext:value-type="float">
            <text:p>-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08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4456" calcext:value-type="float">
            <text:p>-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05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82912" calcext:value-type="float">
            <text:p>-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05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20656" calcext:value-type="float">
            <text:p>-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20-02-0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456" calcext:value-type="float">
            <text:p>-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9-08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90888" calcext:value-type="float">
            <text:p>-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9-04-3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1448" calcext:value-type="float">
            <text:p>-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9-01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42576" calcext:value-type="float">
            <text:p>-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8-11-0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34144" calcext:value-type="float">
            <text:p>-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8-08-0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0968" calcext:value-type="float">
            <text:p>-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8-04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57232" calcext:value-type="float">
            <text:p>-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8-01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18776" calcext:value-type="float">
            <text:p>-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7-10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656" calcext:value-type="float">
            <text:p>-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7-08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412" calcext:value-type="float">
            <text:p>-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7-05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2992" calcext:value-type="float">
            <text:p>-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7-02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9088" calcext:value-type="float">
            <text:p>-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6-11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9568" calcext:value-type="float">
            <text:p>-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6-08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9568" calcext:value-type="float">
            <text:p>-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6-05-0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6-02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7104" calcext:value-type="float">
            <text:p>-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5-11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5-10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5-08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5-05-0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5-02-0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988" calcext:value-type="float">
            <text:p>-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4-11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4-09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9O1</text:p>
          </table:table-cell>
          <table:table-cell office:value-type="string" calcext:value-type="string">
            <text:p>Nakina</text:p>
          </table:table-cell>
          <table:table-cell office:value-type="string" calcext:value-type="string">
            <text:p>2014-08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